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7.10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5"/>
        <table:table-column table:style-name="co3" table:default-cell-style-name="ce10"/>
        <table:table-column table:style-name="co1" table:default-cell-style-name="ce10"/>
        <table:table-column table:style-name="co4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омер жилы</text:p>
          </table:table-cell>
          <table:table-cell table:style-name="ce1"/>
          <table:table-cell table:style-name="ce11" table:number-columns-repeated="16379"/>
        </table:table-row>
        <table:table-row table:style-name="ro2">
          <table:table-cell table:style-name="ce5" office:value-type="string" calcext:value-type="string" table:number-columns-spanned="1" table:number-rows-spanned="16">
            <text:p>СК (Датчики протечки воды)</text:p>
          </table:table-cell>
          <table:table-cell table:style-name="ce5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9"/>
        </table:table-row>
        <table:table-row table:style-name="ro2">
          <table:covered-table-cell table:number-columns-repeated="2" table:style-name="ce3"/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covered-table-cell table:number-columns-repeated="2"/>
          <table:table-cell table:style-name="ce13"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 table:number-columns-spanned="1" table:number-rows-spanned="8">
            <text:p>024V (ШЭП)</text:p>
          </table:table-cell>
          <table:table-cell table:style-name="ce5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covered-table-cell table:number-columns-repeated="2"/>
          <table:table-cell table:style-name="ce13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 table:number-columns-spanned="1" table:number-rows-spanned="15">
            <text:p>Ванная</text:p>
          </table:table-cell>
          <table:table-cell table:style-name="ce5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V (Санузел Теплый пол)</text:p>
          </table:table-cell>
          <table:table-cell table:number-columns-repeated="16378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covered-table-cell table:number-columns-repeated="2"/>
          <table:table-cell table:style-name="ce13" office:value-type="float" office:value="2" calcext:value-type="float" table:number-columns-spanned="1" table:number-rows-spanned="3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V (Полотенцесушитель)</text:p>
          </table:table-cell>
          <table:table-cell table:number-columns-repeated="16378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covered-table-cell table:number-columns-repeated="2"/>
          <table:table-cell table:style-name="ce13" office:value-type="float" office:value="3" calcext:value-type="float" table:number-columns-spanned="1" table:number-rows-spanned="3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V (Стиральная машина)</text:p>
          </table:table-cell>
          <table:table-cell table:number-columns-repeated="16378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covered-table-cell table:number-columns-repeated="2"/>
          <table:table-cell table:style-name="ce13" office:value-type="float" office:value="4" calcext:value-type="float" table:number-columns-spanned="1" table:number-rows-spanned="3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V (Санузел Вытяжка)</text:p>
          </table:table-cell>
          <table:table-cell table:number-columns-repeated="16378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covered-table-cell table:number-columns-repeated="2"/>
          <table:table-cell table:style-name="ce13" office:value-type="float" office:value="5" calcext:value-type="float" table:number-columns-spanned="1" table:number-rows-spanned="3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V (Водонагреватель)</text:p>
          </table:table-cell>
          <table:table-cell table:number-columns-repeated="16378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ce13" office:value-type="float" office:value="2" calcext:value-type="float" table:number-columns-spanned="1" table:number-rows-spanned="3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V (Лоджия Теплый пол)</text:p>
          </table:table-cell>
          <table:table-cell table:number-columns-repeated="16378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/>
          <table:table-cell table:style-name="ce13" office:value-type="string" calcext:value-type="string" table:number-columns-spanned="1" table:number-rows-spanned="4">
            <text:p>QF0-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QF0-2.1</text:p>
          </table:table-cell>
          <table:table-cell table:number-columns-repeated="16379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QF0-2.2</text:p>
          </table:table-cell>
          <table:table-cell table:number-columns-repeated="16379"/>
        </table:table-row>
        <table:table-row table:style-name="ro2">
          <table:table-cell table:style-name="ce5"/>
          <table:table-cell/>
          <table:table-cell table:style-name="ce13" office:value-type="string" calcext:value-type="string" table:number-columns-spanned="1" table:number-rows-spanned="4">
            <text:p>QF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F0-1.3</text:p>
          </table:table-cell>
          <table:table-cell table:number-columns-repeated="16379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QF0-1.4</text:p>
          </table:table-cell>
          <table:table-cell table:number-columns-repeated="16379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QF0-3.1</text:p>
          </table:table-cell>
          <table:table-cell table:number-columns-repeated="16379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QF0-3.2</text:p>
          </table:table-cell>
          <table:table-cell table:number-columns-repeated="16379"/>
        </table:table-row>
        <table:table-row table:style-name="ro2">
          <table:table-cell table:style-name="ce5"/>
          <table:table-cell/>
          <table:table-cell table:style-name="ce13" office:value-type="string" calcext:value-type="string" table:number-columns-spanned="1" table:number-rows-spanned="4">
            <text:p>QF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F0-2.3</text:p>
          </table:table-cell>
          <table:table-cell table:number-columns-repeated="16379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QF0-2.4</text:p>
          </table:table-cell>
          <table:table-cell table:number-columns-repeated="16379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 table:number-rows-repeated="104848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3-30T19:39:13.042814596</dc:date>
    <meta:editing-duration>PT4H31M39S</meta:editing-duration>
    <meta:editing-cycles>20</meta:editing-cycles>
    <meta:generator>LibreOffice/7.5.1.2$MacOSX_X86_64 LibreOffice_project/fcbaee479e84c6cd81291587d2ee68cba099e129</meta:generator>
    <meta:document-statistic meta:table-count="1" meta:cell-count="131" meta:object-count="0"/>
  </office:meta>
</office:document-meta>
</file>